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72e1" officeooo:paragraph-rsid="001872e1"/>
    </style:style>
    <style:style style:name="P2" style:family="paragraph" style:parent-style-name="Standard">
      <style:text-properties officeooo:rsid="0019047b" officeooo:paragraph-rsid="0019047b"/>
    </style:style>
    <style:style style:name="P3" style:family="paragraph" style:parent-style-name="Standard">
      <style:text-properties officeooo:rsid="001a6f59" officeooo:paragraph-rsid="001a6f59"/>
    </style:style>
    <style:style style:name="P4" style:family="paragraph" style:parent-style-name="Standard">
      <style:text-properties officeooo:rsid="001af6b1" officeooo:paragraph-rsid="001af6b1"/>
    </style:style>
    <style:style style:name="P5" style:family="paragraph" style:parent-style-name="Standard">
      <style:text-properties officeooo:rsid="001b56d7" officeooo:paragraph-rsid="001b56d7"/>
    </style:style>
    <style:style style:name="P6" style:family="paragraph" style:parent-style-name="Standard">
      <style:text-properties officeooo:rsid="001cc5c9" officeooo:paragraph-rsid="001cc5c9"/>
    </style:style>
    <style:style style:name="P7" style:family="paragraph" style:parent-style-name="Standard">
      <style:text-properties officeooo:rsid="001ce040" officeooo:paragraph-rsid="001ce040"/>
    </style:style>
    <style:style style:name="P8" style:family="paragraph" style:parent-style-name="Standard">
      <style:text-properties officeooo:rsid="001ce040" officeooo:paragraph-rsid="001e1054"/>
    </style:style>
    <style:style style:name="P9" style:family="paragraph" style:parent-style-name="Standard">
      <style:text-properties officeooo:rsid="001e1054" officeooo:paragraph-rsid="001e1054"/>
    </style:style>
    <style:style style:name="P10" style:family="paragraph" style:parent-style-name="Standard">
      <style:text-properties officeooo:rsid="001ef2c5" officeooo:paragraph-rsid="001ef2c5"/>
    </style:style>
    <style:style style:name="P11" style:family="paragraph" style:parent-style-name="Standard">
      <style:text-properties officeooo:rsid="001ffd28" officeooo:paragraph-rsid="001ffd28"/>
    </style:style>
    <style:style style:name="P12" style:family="paragraph" style:parent-style-name="Standard">
      <style:text-properties officeooo:rsid="0020cd5f" officeooo:paragraph-rsid="0020cd5f"/>
    </style:style>
    <style:style style:name="P13" style:family="paragraph" style:parent-style-name="Standard">
      <style:text-properties officeooo:rsid="0022b486" officeooo:paragraph-rsid="0022b486"/>
    </style:style>
    <style:style style:name="P14" style:family="paragraph" style:parent-style-name="Standard">
      <style:text-properties officeooo:rsid="0023b9fe" officeooo:paragraph-rsid="0023b9fe"/>
    </style:style>
    <style:style style:name="P15" style:family="paragraph" style:parent-style-name="Standard">
      <style:text-properties officeooo:rsid="0023b9fe" officeooo:paragraph-rsid="0023b9fe"/>
    </style:style>
    <style:style style:name="P16" style:family="paragraph" style:parent-style-name="Standard">
      <style:text-properties officeooo:rsid="00245083" officeooo:paragraph-rsid="00245083"/>
    </style:style>
    <style:style style:name="P17" style:family="paragraph" style:parent-style-name="Standard">
      <style:text-properties officeooo:rsid="0025d928" officeooo:paragraph-rsid="0025d928"/>
    </style:style>
    <style:style style:name="T1" style:family="text">
      <style:text-properties officeooo:rsid="0019047b"/>
    </style:style>
    <style:style style:name="T2" style:family="text">
      <style:text-properties officeooo:rsid="001a6f59"/>
    </style:style>
    <style:style style:name="T3" style:family="text">
      <style:text-properties officeooo:rsid="001b56d7"/>
    </style:style>
    <style:style style:name="T4" style:family="text">
      <style:text-properties officeooo:rsid="001cc5c9"/>
    </style:style>
    <style:style style:name="T5" style:family="text">
      <style:text-properties officeooo:rsid="001ce040"/>
    </style:style>
    <style:style style:name="T6" style:family="text">
      <style:text-properties officeooo:rsid="001e1054"/>
    </style:style>
    <style:style style:name="T7" style:family="text">
      <style:text-properties officeooo:rsid="001ef2c5"/>
    </style:style>
    <style:style style:name="T8" style:family="text">
      <style:text-properties officeooo:rsid="002450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Ленинград мы <text:span text:style-name="T1">по</text:span>ехали через Москву.</text:p>
      <text:p text:style-name="P2">Из нашей школы <text:span text:style-name="T4">кроме меня </text:span>в экскурсии участвовали <text:span text:style-name="T4">две девочки из моего класса, Вера Литвинова и Толик Судак из параллельного</text:span> <text:s text:c="2"/>да Людмила Константиновна; остальные экскурсанты — ученики других школ города и двое преподавателей.</text:p>
      <text:p text:style-name="P2">В Москву поезд прибыл утром и там мы провели весь день, который принёс мне три открытия.</text:p>
      <text:p text:style-name="P2">Сначала мне открылось, что бывают вещие сны. </text:p>
      <text:p text:style-name="P2">В это время нашу экскурсию возили по городу — «посмотрите налево; посмотрите направо» — и в одном месте зачем-то всех позвали выйти из автобуса.</text:p>
      <text:p text:style-name="P2">Мои спутники шагали, слушая гида, а я приотстал. И тут мне вдруг показался очень знакомым и тот мост без реки, и далёкое высотное здание МГУ, и даже этот вот запертый ларёк.</text:p>
      <text:p text:style-name="P2">Кто-то из наших обернулся и крикнул мне:</text:p>
      <text:p text:style-name="P2">- Не отставай — без тебя уедем!</text:p>
      <text:p text:style-name="P2">А я ответил:</text:p>
      <text:p text:style-name="P2">- Повернёте обратно и — я окажусь первым.</text:p>
      <text:p text:style-name="P2">И И тут я вдруг вспомнил, что всё это уже видел в мельчайших подробностях, и слова эти уже говорил во сне приснившемся мне неделю назад.</text:p>
      <text:p text:style-name="P2">Меня это так поразило, что я даже остановился, но долго задумываться мне не дали — экскурсия и впрямь вернулась к автобусу.</text:p>
      <text:p text:style-name="P2">В дальнейшей жизни у меня не раз случались такие наплывы <text:span text:style-name="T2">попадания в когда-то </text:span><text:s/>виденны<text:span text:style-name="T2">е</text:span> сн<text:span text:style-name="T2">ы</text:span>.</text:p>
      <text:p text:style-name="P3">Иногда припоминание виденного на долю секунды опережает реальное развитие событий. <text:s/>Я знаю кто и что сейчас скажет, какой сделает жест, потому что происходящее как бы эхо уже виденного сна.</text:p>
      <text:p text:style-name="P3">Протяжённость таких моментов невелика, а между сном и его эхом иногда проходят годы.</text:p>
      <text:p text:style-name="P3">Я ни с кем не стал делиться своим открытием, а через много лет <text:span text:style-name="T1">—</text:span> с облегчением и разочарованием <text:span text:style-name="T1">—</text:span> <text:s/>узнал, что так случается не только со мною, и что у шотландцев даже есть особый термин этому явлению: «второе увидение».</text:p>
      <text:p text:style-name="P3"/>
      <text:p text:style-name="P3">Для второго открытия нам пришлось поехать на Всесоюзную Выставку Достижений Народного Хозяйства — ВДНХ.</text:p>
      <text:p text:style-name="P3">Там нас повели в павильон космонавтики, перед которым высилась белая стрела космического корабля типа «Восток», на котором летал Гагарин.</text:p>
      <text:p text:style-name="P3">В очень просторном павильоне между стендов и макетов, и манекенов в красных скафандрах и белых шлемах, <text:s/>бродили сразу несколько экскурсий.</text:p>
      <text:p text:style-name="P3">Не знаю в какой что рассказывали, но наш экскурсовод повторял то, что всем и без него известно, поэтому я то отставал, то забегал вперёд, а в какой-то момент свернул в широкую боковую дверь.</text:p>
      <text:p text:style-name="P4">Каменные ступени вели вверх, а над ними висела надпись «Павильон Оптики».</text:p>
      <text:p text:style-name="P4">Я поднялся до площадки, где ступени заворачивали к стеклянным дверям в сам павильон. Но дальше не пошёл. Меня заворожила феерия цвета и воздушности, развернувшаяся на площадке.</text:p>
      <text:p text:style-name="P4">Кубометр пространства словно заполненный семейством мыльных пузырей — <text:s/>от совсем крохотных до громадных, неподвижно застывших, переливающихся радостными цветами всевозможных оттенков радуги. Восторг, восторг!</text:p>
      <text:p text:style-name="P4">Кто-то из конотопских школьников приметил, как я свернул в эту дверь. Меня окликнули снизу «уходим!»</text:p>
      <text:p text:style-name="P4">Я посмотрел вверх на стеклянную дверь, куда мне не суждено войти, и вернулся к своим. </text:p>
      <text:p text:style-name="P4">Что было за той дверью я не знаю, а открытие в том, что порой один шаг в сторону от протóренной колеи открывает новые блистающие миры, но шаг в сторону — это попытка к бегству...</text:p>
      <text:p text:style-name="P4"><text:soft-page-break/>Заключительное — третье — открытие подстерегало в Государственном Универсальном Магазине на Красной площади, куда мы приехали уже без экскурсовода.</text:p>
      <text:p text:style-name="P4">Там я узнал, что мечты сбываются, просто надо быть готовым к их исполнению.</text:p>
      <text:p text:style-name="P4">На входе в ГУМ нам сказали собраться в этом же месте через полчаса и распустили в свободный поиск.</text:p>
      <text:p text:style-name="P4">Изнутри ГУМ смахивает на трюм океанского лайнера-великана — <text:span text:style-name="T3">пустой в центре с многоэтажными переходами вдоль бортов.</text:span></text:p>
      <text:p text:style-name="P5">В одном из отсеков на третьем этаже нашёлся биллиард моей мечты. И ровно за десять рублей.</text:p>
      <text:p text:style-name="P5">Как же я проклинал свою несдержанность!</text:p>
      <text:p text:style-name="P5">На деньги выданные мне мамой я успел уже съесть два мороженых — одно утром на вокзале, и второе на ВДНХ.</text:p>
      <text:p text:style-name="P5">Пришлось сказать мечте «прощай» и, с горя, я съел ещё одно — прямо в ГУМе.</text:p>
      <text:p text:style-name="P5">Под вечер, усталые, но довольные (если не вспоминать осечку с биллиардом), мы выехали из Москвы в Ленинград.</text:p>
      <text:p text:style-name="P5"/>
      <text:p text:style-name="P6">В городе на Неве нас поставили на постой в какую-то школу на Васильевском острове, недалеко от Зоосада.</text:p>
      <text:p text:style-name="P6">В школе нам отвели половину спортивного зала, так как вторую половину уже занимала экскурсия из Полтавы.</text:p>
      <text:p text:style-name="P6">Мы их не стеснили — спортзал был очень просторным — только забрали часть чёрных физкультурных матов, служивших матрасами.</text:p>
      <text:p text:style-name="P6">В комплект к матам выдавались суконные одеяла, так что спали мы с бóльшим комфортом, чем королевский двор Франции при бегстве из Парижа в Двадцати Годах Спустя у Александра Дюма.</text:p>
      <text:p text:style-name="P6">Для трёхразовой кормёжки мы ходили за пару кварталов к горбатому мосту над Мойкой, в столовую на другом берегу. <text:span text:style-name="T5">Очень тихое место, почти без уличного движения.</text:span></text:p>
      <text:p text:style-name="P6">Там наши старшие расплачивались <text:span text:style-name="T5">бумажными талонами, девочки расставляли еду на квадратных столиках и звали остальных зайти с улицы.</text:span></text:p>
      <text:p text:style-name="P7">Иногда приходилось ждать, потому что кроме полтавской и нашей тут столовались и другие экскурсионные группы — не из нашего спортзала. Тогда мы стояли на мосту над неширокой рекой, что неприметно текла между отвесных каменных стен своих берегов.</text:p>
      <text:p text:style-name="P7">- На берегу Мойки ели мы помойки,- составил эпиграмму кто-то из нашей группы.</text:p>
      <text:p text:style-name="P7">Рифма, конечно, безупречна, но лично у меня к тамошней пище претензий нет — всё как всегда и везде во всех столовых, куда я заворачивал на своём на жизненном пути.</text:p>
      <text:p text:style-name="P7">Для белых ночей мы малость припоздали, но всё остальное оказалось на месте. И Невский проспект и Дворцовый мост и обход залов Эрмитажа с картинами Карла Брюллова и голландских живописцев.</text:p>
      <text:p text:style-name="P7">На Аврору, правда, мы не подымались, зато нам дали послушать как стреляет пушка Адмиралтейства, отмечая полдень, и возили на Пискарёвское кладбище с зелёными газонами поверх братских могил и бассейном у тёмной стены, куда посетители бросают мелочь.</text:p>
      <text:p text:style-name="P8">День посещения Петергофа выдался пасмурным <text:span text:style-name="T6">и, когда мы шли на катере по Финскому заливу, моря не было видно, а только туман, да круг желтоватой воды, как на озере с песчаным дном, с невысокими волнами.</text:span></text:p>
      <text:p text:style-name="P9">Было сыро и скучно, а когда я вышел из пассажирского зала и спустился <text:s/>по короткой крутой лесенке на близкую к воде корму, за которой бурунилась взбитая винтом мутно-жёлтая вода, туда пришёл паренёк-юнга и сказал, что сюда нельзя и принялся мыть палубу кормы шваброй, повес шваброй ив железную цепочку поперёк лесенки.</text:p>
      <text:p text:style-name="P9">Зато из петергофских фонтанов вода вырывалась высокими белопенными струями.</text:p>
      <text:p text:style-name="P9">Всё в Ленинграде оказалось прекрасным, как и следовало ожидать.</text:p>
      <text:p text:style-name="P9">Погода снова наладилась, в Военно-морском музее стоял <text:span text:style-name="T7">ботик Петра Великого, размером чуть ли ни с бригантину и висели картины с изображениями морских сражений, начиная с </text:span><text:soft-page-break/><text:span text:style-name="T7">битвы в Синопской бухте.</text:span></text:p>
      <text:p text:style-name="P10">На первом этаже Зоологического музея высился скелет из костей кита, а на втором этаже застеклённая композиция из жизни в Антарктиде — на заднике нарисованы её белые снега, а ближе к стеклу стоят несколько взрослых пингвинов, вокруг них детский сад из разновозрастных пингвинят, для наглядности как они меняются подрастая.</text:p>
      <text:p text:style-name="P10">Сначала они мне очень понравились — такие пушистые, миленькие; но потом пришла мысль, что это ведь всё чучела, для которых пришлось умертвить три десятка живых птиц и мне расхотелось смотреть дальше; я спустился кобглоданному китовому скелету и вышел на улицу.</text:p>
      <text:p text:style-name="P10">В стеклянном киоске на тротуаре возле Зоологического, <text:s/>я купил шариковую ручку — в Конотопе таких ещё не было — и две запасные ампулы, говорили, будто одной хватает на целый месяц.</text:p>
      <text:p text:style-name="P10">В тот день в столовой я отобедался первым и вышел дожидаться <text:s/>всех на мосту через Мойку.</text:p>
      <text:p text:style-name="P10">Посмотрел как между высоких стен её берегов осторожно пробирается белый катерок, раздвигая чёрную воду на две длинных бугристых волны.</text:p>
      <text:p text:style-name="P10">Потом ко мне подошёл пожилой человек невысокого роста и сказал, что у меня штаны сзади испачканы.</text:p>
      <text:p text:style-name="P10">Я об этом знал; двумя днями раньше сел где-то на скамейку и осталось белое пятно, как от сосновой смолы. Мне это было неприятно, но счистить никак не получалось.</text:p>
      <text:p text:style-name="P10">Он спросил откуда я.</text:p>
      <text:p text:style-name="P10">- Мы на экскурсию приехали. С Украины.</text:p>
      <text:p text:style-name="P10">Приветливость на его лице угасла.</text:p>
      <text:p text:style-name="P10">- Украина,- сказал он. - Мне там в войну паяльной лампой бок сожгли.</text:p>
      <text:p text:style-name="P10">Я вспомнил гудение синего пламени, что вырывается из сопла паяльной лампы и почернелую шкуру на туше Машки.</text:p>
      <text:p text:style-name="P10">Он молчал и я тоже. Мне было неудобно перед ним, что я оттуда, где его пытали.</text:p>
      <text:p text:style-name="P10">Хорошо, что наши вышли из столовой.</text:p>
      <text:p text:style-name="P10">Полтавская экскурсия уехала за два дня раньше нашей.</text:p>
      <text:p text:style-name="P11">В последний вечер в Ленинграде мы поехали в цирк-шапито.</text:p>
      <text:p text:style-name="P11">Места оказались на самом верху, под брезентовой крышей.</text:p>
      <text:p text:style-name="P12">Выступала сборная труппа цирковых артистов из братских стран.</text:p>
      <text:p text:style-name="P13">Монгольские акробаты слаженной парой прыгали на конец подкидной доски, подбрасывая третьего в воздух <text:s text:c="2"/>противоположным её концом.</text:p>
      <text:p text:style-name="P13">Подброшенный делал кувырок в воздухе и приземлялся на плечи <text:s/>артиста стоящего на арене.</text:p>
      <text:p text:style-name="P13">Толкачи запускали ещё и ещё одного — получалась пирамида из трёх человек на плечах самого нижнего. Как после битвы при Калке.</text:p>
      <text:p text:style-name="P13">Гимнасты из ГДР крутили «солнце» на установленных квадратом турниках и перелетали с одного на другой.</text:p>
      <text:p text:style-name="P13">Потом чешские дрессировщики вывели обезьян в блестящих костюмчиках и те крутились на оставшихся после немцев турниках, только ещё смешнее.</text:p>
      <text:p text:style-name="P13"/>
      <text:p text:style-name="P13">На следующий день мы уезжали не заходя в столовую, наверное, проели все талоны.</text:p>
      <text:p text:style-name="P13">Очень удобный поезд, проследует без всяких пересадок через Оршу и Конотоп.</text:p>
      <text:p text:style-name="P13">Вот только отправляется он под вечер, а у меня после всего съеденного за экскурсию мороженого, билета в шапито и приобретения шариковой ручки от десяти рублей осталось копеек двадцать.</text:p>
      <text:p text:style-name="P13">Я пообедал пирожком, но часам к пяти, когда мы уже сидели в зале ожидания на вокзале, Людмила Константиновна заметила мою унылость и спросила в чём дело.</text:p>
      <text:p text:style-name="P13">Я признался, что голоден, а денег нет и она одолжила мне один рубль.</text:p>
      <text:p text:style-name="P13">В гастрономе неподалёку от вокзала я купил хлеб и большую рыбу в коричневой шкурке обвязанной тонкими бечёвками.</text:p>
      <text:p text:style-name="P14">С завёрнутой в бумагу добычей я вернулся на вокзал, а тут и наш поезд подали на посадку.</text:p>
      <text:p text:style-name="P14"><text:soft-page-break/>В вагоне я сразу сел за боковой столик <text:span text:style-name="T8">под окном </text:span>и начал есть.</text:p>
      <text:p text:style-name="P14">Очень вкусная рыба, легко крошится, но чуть суховата. <text:s/>Я съел половину, а остальное опять завернул и положил на третью полку, где никто не спит.</text:p>
      <text:p text:style-name="P16">Одиночный попутчик, на пару лет старше меня, присел с другой стороны столика, достал колоду карт и предложил сыграть с ним в «дурака».</text:p>
      <text:p text:style-name="P16">Я пару раз выиграл и, когда он в очередной раз тасовал карты, блеснул одной из кандыбинских прибауток, которыми подначивают проигравших.</text:p>
      <text:p text:style-name="P16">- Не умеешь работать головой — работай руками.</text:p>
      <text:p text:style-name="P16">Он покосился на девочек из нашей экскурсии, что сидели под окном напротив нашего столика и сказал:</text:p>
      <text:p text:style-name="P16">- Поменьше базарь — целее будешь.</text:p>
      <text:p text:style-name="P16">В его глазах я увидел неподдельную злость и, после ещё одного кона, отказался играть дальше.</text:p>
      <text:p text:style-name="P16">Похоже, он и сам был рад прекратить.</text:p>
      <text:p text:style-name="P16">В Конотоп мы приехали утром, после небывало обильного дождя.</text:p>
      <text:p text:style-name="P16">Не знаю что случилось с моими туфлями, но я насилу втиснул в них ноги и то не до конца — пятки примяли задники.</text:p>
      <text:p text:style-name="P16">Ковыляя, я спустился из вагона и подождал, пока наша экскурсия скроется в подземном переходе ведущем на Вокзал. Я снял туфли и в одних носках пошёл вдоль мокрого перрона четвёртой платформы, туда где в конце её в заборе был широкий пролом.</text:p>
      <text:p text:style-name="P16">Через дорогу от пролома был железнодорожный техникум, а за ним уже и Базар.</text:p>
      <text:p text:style-name="P17">Везде стояли громадные лужи, а за Базаром грунтовый тротуар и вовсе скрылся под водной гладью. </text:p>
      <text:p text:style-name="P17">Я шлёпал мокрыми носками по выступающей над водой головке трамвайных рельс, а на Нежинской пошёл без разбору вброд — недалеко уж.</text:p>
      <text:p text:style-name="P17">Мама потом смеялась, что из экскурсии я привёз пару туфлей, из которых ноги выросли на целый сантиметр.</text:p>
      <text:p text:style-name="P17">Нигде не слышал и не читал, чтобы за одну ночь на целый сантиметр.</text:p>
      <text:p text:style-name="P17"/>
      <text:p text:style-name="P17">Первого сентября мама дала мне — вернуть долг Людмиле Константиновне.</text:p>
      <text:p text:style-name="P17">Однако, на линейке открытия школы её нигде не было, а в учительской сказали, что она болеет.</text:p>
      <text:p text:style-name="P17">Мне объяснили где она живёт — в двухэтажке, не доходя Базара.</text:p>
      <text:p text:style-name="P17">Я отнёс ей деньги, она говорила, что ни к чему так спешить; мне даже показалось, будто ей не хочется, чтобы я вообще возвращал этот долг.</text:p>
      <text:p text:style-name="P17">Тут зашёл её отец и я удивился — это же Константин Борисович, киномеханик Клуба!</text:p>
      <text:p text:style-name="P17">Как тесен мир.</text:p>
      <text:p text:style-name="P17"/>
      <text:p text:style-name="P17">Если бы меня сейчас спросили — какое самое яркое впечатление я вывез из культурной столицы России?</text:p>
      <text:p text:style-name="P17">Я, не задумываясь, ответил бы — вечер на улице с каменным парапетом, от которого длинные ступени спускаются к неоглядной шири течения Невы перед Дворцовым мостом; волна с плеском ударяет в нижнюю ступень, взметаются высокие брызги и визг Тани Красножон и других девочек нашей экскурсии.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3-30T17:18:40.886801027</meta:creation-date>
    <dc:date>2016-04-02T18:07:00.931206875</dc:date>
    <dc:creator>sehrguey </dc:creator>
    <meta:editing-duration>PT1H6M</meta:editing-duration>
    <meta:editing-cycles>7</meta:editing-cycles>
    <meta:generator>LibreOffice/4.3.3.2$Linux_x86 LibreOffice_project/430m0$Build-2</meta:generator>
    <meta:document-statistic meta:table-count="0" meta:image-count="0" meta:object-count="0" meta:page-count="4" meta:paragraph-count="106" meta:word-count="1926" meta:character-count="12164" meta:non-whitespace-character-count="10293"/>
  </office:meta>
</office:document-meta>
</file>